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officeooo:paragraph-rsid="005cba36"/>
    </style:style>
    <style:style style:name="P36" style:family="paragraph" style:parent-style-name="Text_20_body">
      <style:text-properties officeooo:paragraph-rsid="0061be3c"/>
    </style:style>
    <style:style style:name="P37" style:family="paragraph" style:parent-style-name="Text_20_body">
      <style:text-properties officeooo:paragraph-rsid="00a77484"/>
    </style:style>
    <style:style style:name="P38" style:family="paragraph" style:parent-style-name="Text_20_body">
      <style:text-properties officeooo:paragraph-rsid="00f62c65"/>
    </style:style>
    <style:style style:name="P39" style:family="paragraph" style:parent-style-name="Text_20_body">
      <style:text-properties officeooo:rsid="0119d4f8" officeooo:paragraph-rsid="0119d4f8"/>
    </style:style>
    <style:style style:name="P40" style:family="paragraph" style:parent-style-name="Text_20_body">
      <style:text-properties officeooo:rsid="01387a47" officeooo:paragraph-rsid="01387a47"/>
    </style:style>
    <style:style style:name="P41" style:family="paragraph" style:parent-style-name="Text_20_body">
      <style:text-properties officeooo:paragraph-rsid="01514aca"/>
    </style:style>
    <style:style style:name="P42" style:family="paragraph" style:parent-style-name="Text_20_body">
      <style:text-properties officeooo:paragraph-rsid="0181da5f"/>
    </style:style>
    <style:style style:name="P43" style:family="paragraph" style:parent-style-name="Text_20_body">
      <style:text-properties officeooo:rsid="0186336a" officeooo:paragraph-rsid="019a7d00"/>
    </style:style>
    <style:style style:name="P44" style:family="paragraph" style:parent-style-name="Text_20_body">
      <style:text-properties officeooo:rsid="0197208b" officeooo:paragraph-rsid="0197208b"/>
    </style:style>
    <style:style style:name="P45" style:family="paragraph" style:parent-style-name="Text_20_body">
      <style:text-properties officeooo:rsid="01bd42b7" officeooo:paragraph-rsid="01c13b0e"/>
    </style:style>
    <style:style style:name="P46" style:family="paragraph" style:parent-style-name="Text_20_body">
      <style:text-properties officeooo:paragraph-rsid="01c416d4"/>
    </style:style>
    <style:style style:name="P47" style:family="paragraph" style:parent-style-name="Text_20_body">
      <style:text-properties officeooo:rsid="01ce53f7" officeooo:paragraph-rsid="01ce53f7"/>
    </style:style>
    <style:style style:name="P48" style:family="paragraph" style:parent-style-name="Text_20_body">
      <style:text-properties officeooo:rsid="01cf3071" officeooo:paragraph-rsid="01cf3071"/>
    </style:style>
    <style:style style:name="P49" style:family="paragraph" style:parent-style-name="Text_20_body">
      <style:text-properties officeooo:rsid="01cf3d6f" officeooo:paragraph-rsid="01cf3d6f"/>
    </style:style>
    <style:style style:name="P50" style:family="paragraph" style:parent-style-name="Text_20_body">
      <style:text-properties officeooo:rsid="01cf6abc" officeooo:paragraph-rsid="01cf6abc"/>
    </style:style>
    <style:style style:name="P51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2" style:family="paragraph" style:parent-style-name="Heading_20_1">
      <style:text-properties fo:language="de" fo:country="DE"/>
    </style:style>
    <style:style style:name="P53" style:family="paragraph" style:parent-style-name="Heading_20_1">
      <style:text-properties fo:language="de" fo:country="DE" officeooo:rsid="0119d4f8" officeooo:paragraph-rsid="0119d4f8"/>
    </style:style>
    <style:style style:name="P54" style:family="paragraph" style:parent-style-name="Heading_20_1">
      <style:text-properties fo:language="de" fo:country="DE" officeooo:paragraph-rsid="00b21857"/>
    </style:style>
    <style:style style:name="P55" style:family="paragraph" style:parent-style-name="Text_20_body">
      <style:text-properties fo:language="de" fo:country="DE" officeooo:rsid="01d7d7a8" officeooo:paragraph-rsid="01d7d7a8"/>
    </style:style>
    <style:style style:name="P56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57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58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59" style:family="paragraph" style:parent-style-name="Text_20_body" style:list-style-name="L1">
      <style:paragraph-properties fo:margin-top="0cm" fo:margin-bottom="0cm" loext:contextual-spacing="false"/>
    </style:style>
    <style:style style:name="P60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officeooo:rsid="01143bfd"/>
    </style:style>
    <style:style style:name="T186" style:family="text">
      <style:text-properties fo:language="de" fo:country="DE" officeooo:rsid="0119d4f8"/>
    </style:style>
    <style:style style:name="T187" style:family="text">
      <style:text-properties fo:language="de" fo:country="DE" officeooo:rsid="013084bb"/>
    </style:style>
    <style:style style:name="T188" style:family="text">
      <style:text-properties fo:language="de" fo:country="DE" officeooo:rsid="013969f2"/>
    </style:style>
    <style:style style:name="T189" style:family="text">
      <style:text-properties fo:language="de" fo:country="DE" officeooo:rsid="015806c4"/>
    </style:style>
    <style:style style:name="T190" style:family="text">
      <style:text-properties fo:language="de" fo:country="DE" officeooo:rsid="016665bf"/>
    </style:style>
    <style:style style:name="T191" style:family="text">
      <style:text-properties fo:language="de" fo:country="DE" officeooo:rsid="0175fc28"/>
    </style:style>
    <style:style style:name="T192" style:family="text">
      <style:text-properties fo:language="de" fo:country="DE" officeooo:rsid="01778cc0"/>
    </style:style>
    <style:style style:name="T193" style:family="text">
      <style:text-properties fo:language="de" fo:country="DE" officeooo:rsid="017c4fbb"/>
    </style:style>
    <style:style style:name="T194" style:family="text">
      <style:text-properties fo:language="de" fo:country="DE" officeooo:rsid="017e129c"/>
    </style:style>
    <style:style style:name="T195" style:family="text">
      <style:text-properties fo:language="de" fo:country="DE" officeooo:rsid="017f7172"/>
    </style:style>
    <style:style style:name="T196" style:family="text">
      <style:text-properties fo:language="de" fo:country="DE" officeooo:rsid="0184c971"/>
    </style:style>
    <style:style style:name="T197" style:family="text">
      <style:text-properties fo:language="de" fo:country="DE" officeooo:rsid="01871fc4"/>
    </style:style>
    <style:style style:name="T198" style:family="text">
      <style:text-properties fo:language="de" fo:country="DE" officeooo:rsid="0188c93b"/>
    </style:style>
    <style:style style:name="T199" style:family="text">
      <style:text-properties fo:language="de" fo:country="DE" officeooo:rsid="018a099f"/>
    </style:style>
    <style:style style:name="T200" style:family="text">
      <style:text-properties fo:language="de" fo:country="DE" officeooo:rsid="018b983f"/>
    </style:style>
    <style:style style:name="T201" style:family="text">
      <style:text-properties fo:language="de" fo:country="DE" officeooo:rsid="018c54b3"/>
    </style:style>
    <style:style style:name="T202" style:family="text">
      <style:text-properties fo:language="de" fo:country="DE" officeooo:rsid="018c8c3e"/>
    </style:style>
    <style:style style:name="T203" style:family="text">
      <style:text-properties fo:language="de" fo:country="DE" officeooo:rsid="018d597d"/>
    </style:style>
    <style:style style:name="T204" style:family="text">
      <style:text-properties fo:language="de" fo:country="DE" officeooo:rsid="018f3029"/>
    </style:style>
    <style:style style:name="T205" style:family="text">
      <style:text-properties fo:language="de" fo:country="DE" officeooo:rsid="01909e21"/>
    </style:style>
    <style:style style:name="T206" style:family="text">
      <style:text-properties fo:language="de" fo:country="DE" officeooo:rsid="0190e58c"/>
    </style:style>
    <style:style style:name="T207" style:family="text">
      <style:text-properties fo:language="de" fo:country="DE" officeooo:rsid="0192aafa"/>
    </style:style>
    <style:style style:name="T208" style:family="text">
      <style:text-properties fo:language="de" fo:country="DE" officeooo:rsid="0194ffd3"/>
    </style:style>
    <style:style style:name="T209" style:family="text">
      <style:text-properties fo:language="de" fo:country="DE" officeooo:rsid="0196f5e3"/>
    </style:style>
    <style:style style:name="T210" style:family="text">
      <style:text-properties fo:language="de" fo:country="DE" officeooo:rsid="0198b2b0"/>
    </style:style>
    <style:style style:name="T211" style:family="text">
      <style:text-properties fo:language="de" fo:country="DE" officeooo:rsid="019a7d00"/>
    </style:style>
    <style:style style:name="T212" style:family="text">
      <style:text-properties fo:language="de" fo:country="DE" officeooo:rsid="019c112e"/>
    </style:style>
    <style:style style:name="T213" style:family="text">
      <style:text-properties fo:language="de" fo:country="DE" officeooo:rsid="019de690"/>
    </style:style>
    <style:style style:name="T214" style:family="text">
      <style:text-properties fo:language="de" fo:country="DE" officeooo:rsid="019f9a8d"/>
    </style:style>
    <style:style style:name="T215" style:family="text">
      <style:text-properties fo:language="de" fo:country="DE" officeooo:rsid="01a075cd"/>
    </style:style>
    <style:style style:name="T216" style:family="text">
      <style:text-properties fo:language="de" fo:country="DE" officeooo:rsid="01a17ab8"/>
    </style:style>
    <style:style style:name="T217" style:family="text">
      <style:text-properties fo:language="de" fo:country="DE" officeooo:rsid="01a2e5b3"/>
    </style:style>
    <style:style style:name="T218" style:family="text">
      <style:text-properties fo:language="de" fo:country="DE" officeooo:rsid="01a378f8"/>
    </style:style>
    <style:style style:name="T219" style:family="text">
      <style:text-properties fo:language="de" fo:country="DE" officeooo:rsid="01a41530"/>
    </style:style>
    <style:style style:name="T220" style:family="text">
      <style:text-properties fo:language="de" fo:country="DE" officeooo:rsid="01a4deec"/>
    </style:style>
    <style:style style:name="T221" style:family="text">
      <style:text-properties fo:language="de" fo:country="DE" officeooo:rsid="01a92887"/>
    </style:style>
    <style:style style:name="T222" style:family="text">
      <style:text-properties fo:language="de" fo:country="DE" officeooo:rsid="01ab65b3"/>
    </style:style>
    <style:style style:name="T223" style:family="text">
      <style:text-properties fo:language="de" fo:country="DE" fo:font-weight="bold" officeooo:rsid="019c112e" style:font-weight-asian="bold" style:font-weight-complex="bold"/>
    </style:style>
    <style:style style:name="T224" style:family="text">
      <style:text-properties fo:language="de" fo:country="DE" fo:font-weight="bold" officeooo:rsid="01a075cd" style:font-weight-asian="bold" style:font-weight-complex="bold"/>
    </style:style>
    <style:style style:name="T225" style:family="text">
      <style:text-properties fo:language="de" fo:country="DE" fo:font-weight="bold" officeooo:rsid="019de690" style:font-weight-asian="bold" style:font-weight-complex="bold"/>
    </style:style>
    <style:style style:name="T226" style:family="text">
      <style:text-properties fo:language="de" fo:country="DE" fo:font-weight="bold" officeooo:rsid="01a92887" style:font-weight-asian="bold" style:font-weight-complex="bold"/>
    </style:style>
    <style:style style:name="T227" style:family="text">
      <style:text-properties fo:language="de" fo:country="DE" fo:font-weight="bold" officeooo:rsid="01ab65b3" style:font-weight-asian="bold" style:font-weight-complex="bold"/>
    </style:style>
    <style:style style:name="T228" style:family="text">
      <style:text-properties fo:language="de" fo:country="DE" officeooo:rsid="01acbece"/>
    </style:style>
    <style:style style:name="T229" style:family="text">
      <style:text-properties fo:language="de" fo:country="DE" officeooo:rsid="01ae6a89"/>
    </style:style>
    <style:style style:name="T230" style:family="text">
      <style:text-properties fo:language="de" fo:country="DE" officeooo:rsid="01aed745"/>
    </style:style>
    <style:style style:name="T231" style:family="text">
      <style:text-properties fo:language="de" fo:country="DE" officeooo:rsid="01b4dc77"/>
    </style:style>
    <style:style style:name="T232" style:family="text">
      <style:text-properties fo:language="de" fo:country="DE" officeooo:rsid="01bdfa8d"/>
    </style:style>
    <style:style style:name="T233" style:family="text">
      <style:text-properties fo:language="de" fo:country="DE" officeooo:rsid="01bfaddc"/>
    </style:style>
    <style:style style:name="T234" style:family="text">
      <style:text-properties fo:language="de" fo:country="DE" officeooo:rsid="01c13b0e"/>
    </style:style>
    <style:style style:name="T235" style:family="text">
      <style:text-properties fo:language="de" fo:country="DE" officeooo:rsid="01cd9299"/>
    </style:style>
    <style:style style:name="T236" style:family="text">
      <style:text-properties fo:language="de" fo:country="DE" officeooo:rsid="01cf3071"/>
    </style:style>
    <style:style style:name="T237" style:family="text">
      <style:text-properties fo:language="de" fo:country="DE" officeooo:rsid="01cf3d6f"/>
    </style:style>
    <style:style style:name="T238" style:family="text">
      <style:text-properties fo:language="de" fo:country="DE" officeooo:rsid="01cf6abc"/>
    </style:style>
    <style:style style:name="T239" style:family="text">
      <style:text-properties fo:language="de" fo:country="DE" officeooo:rsid="01d0a885"/>
    </style:style>
    <style:style style:name="T240" style:family="text">
      <style:text-properties officeooo:rsid="009612ac"/>
    </style:style>
    <style:style style:name="T241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2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3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4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5" style:family="text">
      <style:text-properties officeooo:rsid="00b46ebb"/>
    </style:style>
    <style:style style:name="T246" style:family="text">
      <style:text-properties officeooo:rsid="015b285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officeooo:rsid="015b285c" style:font-style-asian="italic" style:font-style-complex="italic"/>
    </style:style>
    <style:style style:name="T249" style:family="text">
      <style:text-properties fo:font-style="italic" officeooo:rsid="01687153" style:font-style-asian="italic" style:font-style-complex="italic"/>
    </style:style>
    <style:style style:name="T250" style:family="text">
      <style:text-properties fo:font-style="italic" officeooo:rsid="01689835" style:font-style-asian="italic" style:font-style-complex="italic"/>
    </style:style>
    <style:style style:name="T251" style:family="text">
      <style:text-properties fo:font-style="italic" officeooo:rsid="0169b19e" style:font-style-asian="italic" style:font-style-complex="italic"/>
    </style:style>
    <style:style style:name="T252" style:family="text">
      <style:text-properties fo:font-style="italic" officeooo:rsid="016c6ae2" style:font-style-asian="italic" style:font-style-complex="italic"/>
    </style:style>
    <style:style style:name="T253" style:family="text">
      <style:text-properties fo:font-style="italic" officeooo:rsid="016def89" style:font-style-asian="italic" style:font-style-complex="italic"/>
    </style:style>
    <style:style style:name="T254" style:family="text">
      <style:text-properties fo:font-style="italic" officeooo:rsid="016f6784" style:font-style-asian="italic" style:font-style-complex="italic"/>
    </style:style>
    <style:style style:name="T255" style:family="text">
      <style:text-properties fo:font-style="italic" officeooo:rsid="01718c38" style:font-style-asian="italic" style:font-style-complex="italic"/>
    </style:style>
    <style:style style:name="T256" style:family="text">
      <style:text-properties fo:font-style="italic" officeooo:rsid="01706aad" style:font-style-asian="italic" style:font-style-complex="italic"/>
    </style:style>
    <style:style style:name="T257" style:family="text">
      <style:text-properties fo:font-style="italic" officeooo:rsid="01717120" style:font-style-asian="italic" style:font-style-complex="italic"/>
    </style:style>
    <style:style style:name="T258" style:family="text">
      <style:text-properties fo:font-style="italic" officeooo:rsid="0172ec21" style:font-style-asian="italic" style:font-style-complex="italic"/>
    </style:style>
    <style:style style:name="T259" style:family="text">
      <style:text-properties fo:font-style="italic" officeooo:rsid="0175fc28" style:font-style-asian="italic" style:font-style-complex="italic"/>
    </style:style>
    <style:style style:name="T260" style:family="text">
      <style:text-properties officeooo:rsid="01601a9d"/>
    </style:style>
    <style:style style:name="T261" style:family="text">
      <style:text-properties officeooo:rsid="016582f1"/>
    </style:style>
    <style:style style:name="T262" style:family="text">
      <style:text-properties officeooo:rsid="0165a6a7"/>
    </style:style>
    <style:style style:name="T263" style:family="text">
      <style:text-properties fo:font-style="normal" style:font-style-asian="normal" style:font-style-complex="normal"/>
    </style:style>
    <style:style style:name="T264" style:family="text">
      <style:text-properties fo:font-style="normal" officeooo:rsid="0166edbd" style:font-style-asian="normal" style:font-style-complex="normal"/>
    </style:style>
    <style:style style:name="T265" style:family="text">
      <style:text-properties fo:font-style="normal" officeooo:rsid="0167a2a0" style:font-style-asian="normal" style:font-style-complex="normal"/>
    </style:style>
    <style:style style:name="T266" style:family="text">
      <style:text-properties fo:font-style="normal" officeooo:rsid="01689835" style:font-style-asian="normal" style:font-style-complex="normal"/>
    </style:style>
    <style:style style:name="T267" style:family="text">
      <style:text-properties fo:font-style="normal" officeooo:rsid="0169b19e" style:font-style-asian="normal" style:font-style-complex="normal"/>
    </style:style>
    <style:style style:name="T268" style:family="text">
      <style:text-properties fo:font-style="normal" officeooo:rsid="01718c38" style:font-style-asian="normal" style:font-style-complex="normal"/>
    </style:style>
    <style:style style:name="T269" style:family="text">
      <style:text-properties fo:font-style="normal" officeooo:rsid="0172ec21" style:font-style-asian="normal" style:font-style-complex="normal"/>
    </style:style>
    <style:style style:name="T270" style:family="text">
      <style:text-properties fo:font-style="normal" officeooo:rsid="01745744" style:font-style-asian="normal" style:font-style-complex="normal"/>
    </style:style>
    <style:style style:name="T271" style:family="text">
      <style:text-properties officeooo:rsid="01d4cb73"/>
    </style:style>
    <style:style style:name="T272" style:family="text">
      <style:text-properties officeooo:rsid="01d891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1">TODO</text:h>
      <text:p text:style-name="P39"><text:span text:style-name="T186">T</text:span><text:span text:style-name="T31">ry PyCharm IDE<text:line-break/></text:span><text:span text:style-name="T187">Konzept des HTTP Interceptors?</text:span></text:p>
      <text:h text:style-name="P52" text:outline-level="1">Ziel</text:h>
      <text:p text:style-name="P1">Sprachlehrer-Webseite für mich<text:line-break/><text:span text:style-name="T271">Schüler können per Kalender Stunden buchen<text:line-break/>Lernkarten mit Bildern<text:line-break/>Nachrichten zwischen Admin und Schüler<text:line-break/><text:line-break/></text:span></text:p>
      <text:h text:style-name="P54" text:outline-level="1">Schritte</text:h>
      <text:p text:style-name="P55">Turn vocabulary into learning cards<text:line-break/>-Check if Pixabay API delivers useful resu<text:span text:style-name="T272">lts<text:tab/>v<text:line-break/>-Change backend vocab model to include picture URL<text:tab/>v<text:line-break/>-Add a few vocabs with pictures<text:tab/>v<text:line-break/>-let server send pictureUrl to Frontend<text:tab/>v<text:line-break/>-Change FE layout to accomodate pictures</text:span></text:p>
      <text:p text:style-name="P31"/>
      <text:p text:style-name="P50"><text:span text:style-name="T235">A</text:span><text:span text:style-name="T31">dd link to account page<text:tab/><text:tab/><text:tab/><text:tab/><text:tab/><text:tab/><text:tab/><text:tab/><text:tab/><text:tab/></text:span><text:span text:style-name="T239">v</text:span></text:p>
      <text:p text:style-name="P32"/>
      <text:p text:style-name="P49"><text:span text:style-name="T235">V</text:span><text:span text:style-name="T31">okabeln verschwinden, Liste wird nicht richtig angezeigt<text:tab/><text:tab/><text:tab/><text:tab/><text:tab/><text:tab/></text:span><text:span text:style-name="T238">v</text:span></text:p>
      <text:p text:style-name="P33"/>
      <text:p text:style-name="P48"><text:span text:style-name="T235">E</text:span><text:span text:style-name="T31">rstelle 2. User mit anderer Vokabel-Liste<text:tab/><text:tab/><text:tab/><text:tab/><text:tab/><text:tab/><text:tab/><text:tab/></text:span><text:span text:style-name="T237">v</text:span></text:p>
      <text:p text:style-name="P34"/>
      <text:p text:style-name="P47"><text:span text:style-name="T235">E</text:span><text:span text:style-name="T31">ntferne 2. Vocabs-Seite, behalte bloß persönliche<text:tab/><text:tab/><text:tab/><text:tab/><text:tab/><text:tab/><text:tab/></text:span><text:span text:style-name="T236">v</text:span></text:p>
      <text:p text:style-name="P31"/>
      <text:p text:style-name="P43"><text:span text:style-name="T189">Jeder User hat persönliche Vokabel-Liste<text:line-break/>-</text:span><text:span text:style-name="T208">Wie werden vocabs biser erzeugt? → Vocabs.objects.create</text:span><text:span text:style-name="T209"><text:line-break/>-</text:span><text:span text:style-name="T212">Was passiert initial auf Vocabs(personal)? Identisch mit Vocabs? Funktioniert?→</text:span><text:span text:style-name="T213"> Ja!<text:tab/><text:tab/>V<text:line-break/></text:span><text:span text:style-name="T225">-Änderungen im Frontend?</text:span><text:span text:style-name="T213"><text:tab/><text:tab/><text:tab/><text:tab/><text:tab/><text:tab/><text:tab/><text:tab/><text:tab/><text:tab/></text:span><text:span text:style-name="T215">v</text:span><text:span text:style-name="T213"><text:line-break/>--</text:span><text:span text:style-name="T214">URL zu vocabs/personal</text:span><text:span text:style-name="T212"> <text:line-break/></text:span><text:span text:style-name="T223">-</text:span><text:span text:style-name="T224">Änderungen im Backend?</text:span><text:span text:style-name="T215"><text:line-break/></text:span><text:soft-page-break/><text:span text:style-name="T215">--Create new URL, </text:span><text:span text:style-name="T216">view</text:span><text:span text:style-name="T215"> /vocabs/personal, initially identical with /vocabs<text:tab/><text:tab/><text:tab/><text:tab/></text:span><text:span text:style-name="T217">v<text:line-break/>--Many-to-many-relationship between Profile and Vocabs<text:line-break/>---</text:span><text:span text:style-name="T218">Why are all vocabs associated with Yair? <text:line-break/>---→Delete all, create 2nd profile (Seth), see if vocabs can be assigned individually </text:span><text:span text:style-name="T219">bringt nichts!<text:line-break/>---Was, wenn ich UserDummy in vocabs.models erzeuge?<text:line-break/>---→</text:span><text:span text:style-name="T220"> Selbes Problem!<text:line-break/>---Erzeuge/ frage User/ Vocab List in Python console ab, sehen ob Effekt derselbe</text:span></text:p>
      <text:p text:style-name="P51">&gt;&gt;&gt; user1 = UserDummy.objects.create(name='user1')</text:p>
      <text:p text:style-name="P51">&gt;&gt;&gt; user2 = UserDummy.objects.create(name='user2')</text:p>
      <text:p text:style-name="P51">&gt;&gt;&gt; vocab1 = Vocabs.objects.create(german='klug',english='smart')</text:p>
      <text:p text:style-name="P51">&gt;&gt;&gt; vocab2 = Vocabs.objects.create(german='dumm',english='dumb')</text:p>
      <text:p text:style-name="P51">&gt;&gt;&gt; user1.vocabList.add(vocab1)</text:p>
      <text:p text:style-name="P51">&gt;&gt;&gt; user2.vocabList.add(vocab2)</text:p>
      <text:p text:style-name="P51">&gt;&gt;&gt; user1.save()</text:p>
      <text:p text:style-name="P51">&gt;&gt;&gt; user2.save()</text:p>
      <text:p text:style-name="P51">&gt;&gt;&gt; vocab1.save()</text:p>
      <text:p text:style-name="P51">&gt;&gt;&gt; vocab2.save()</text:p>
      <text:p text:style-name="P51">&gt;&gt;&gt; user1.vocabList.all()</text:p>
      <text:p text:style-name="P51">&lt;QuerySet [&lt;Vocabs: klug - smart&gt;]&gt;</text:p>
      <text:p text:style-name="P51">&gt;&gt;&gt; user2.vocabList.all()</text:p>
      <text:p text:style-name="P51">&lt;QuerySet [&lt;Vocabs: dumm – dumb&gt;]&gt;</text:p>
      <text:p text:style-name="P46"><text:span text:style-name="T31">---→</text:span><text:span text:style-name="T221">Zuweisung funktioniert, aber in Django admin (Browser) wird nicht korrekte Vokabel-Liste (sondern alle Vokabeln) angezeigt<text:line-break/></text:span><text:span text:style-name="T226">-</text:span><text:span text:style-name="T227">Änderungen im Backend: </text:span><text:span text:style-name="T221"><text:line-break/>--</text:span><text:span text:style-name="T222">Lade Vokabelliste für diesen User<text:line-break/>---</text:span><text:span text:style-name="T228">Wie kann ich request schon in Klasse referenzieren? Muss get separat definiert werden?---→</text:span><text:span text:style-name="T229"> Benutze </text:span><text:span text:style-name="T231">List</text:span><text:span text:style-name="T229">ApiView, übschreibe get_queryset<text:line-break/>--- </text:span><text:span text:style-name="T230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</text:span><text:soft-page-break/><text:span text:style-name="T180"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45"><text:span text:style-name="T189">Beim Reload geht „Token“ </text:span><text:span text:style-name="T232">vor Token request</text:span><text:span text:style-name="T189"> verloren (in /vocabs/personal<text:tab/><text:tab/><text:tab/></text:span><text:span text:style-name="T234">v</text:span><text:span text:style-name="T189"><text:line-break/>-</text:span><text:span text:style-name="T233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44"><text:span text:style-name="T189">K</text:span><text:span text:style-name="T31">nüpfe /login- und /vocabs – Link im Dropdown-Menü daran, ob user eingeloggt ist<text:tab/><text:tab/></text:span><text:span text:style-name="T211">v</text:span><text:span text:style-name="T31"><text:line-break/>-</text:span><text:span text:style-name="T210">Wie verhindern, dass Listen-Element gerendert wird, bevor Bedingung abgefragt?<text:line-break/>→</text:span><text:span text:style-name="T211">Packe for-Schleife in div statt list-Element </text:span></text:p>
      <text:p text:style-name="P28"/>
      <text:p text:style-name="P42"><text:span text:style-name="T189">B</text:span><text:span text:style-name="T192">egrüßungsseite mit Name, Vorname, </text:span><text:span text:style-name="T201">zusätzlichen Infos</text:span><text:span text:style-name="T192"><text:line-break/>-</text:span><text:span text:style-name="T194">Wo sehe ich Felder für users? → Login as admin</text:span><text:span text:style-name="T192"><text:line-break/>-</text:span><text:span text:style-name="T193">Erweitere User-Model um Name, Vorname<text:tab/><text:tab/><text:tab/><text:tab/><text:tab/><text:tab/><text:tab/><text:tab/></text:span><text:span text:style-name="T197">v</text:span><text:span text:style-name="T193"><text:line-break/>- →</text:span><text:span text:style-name="T195"> django.contrib.auth hat bereits first_name etc.<text:line-break/>-</text:span><text:span text:style-name="T197">Erstelle Create Profile-Formular/List Profiles<text:line-break/>– </text:span><text:span text:style-name="T198">Warum werden Vocabs angezeigt? </text:span><text:span text:style-name="T199">(Welche Elemente notwendig?)<text:tab/><text:tab/><text:tab/><text:tab/></text:span><text:span text:style-name="T202">v</text:span><text:span text:style-name="T199"><text:line-break/>–→</text:span><text:span text:style-name="T200"> Register Profile with admin<text:line-break/>-</text:span><text:span text:style-name="T202">Pass all info in JSON<text:line-break/>-</text:span><text:span text:style-name="T203">Zeige Infos auf Begrüßungsseite an:<text:line-break/>--</text:span><text:span text:style-name="T207">Location</text:span><text:span text:style-name="T203"><text:line-break/>--</text:span><text:span text:style-name="T204">Upcoming courses<text:line-break/>--Finished courses<text:line-break/>--Learning protocol </text:span><text:span text:style-name="T205">link<text:line-break/>--</text:span><text:span text:style-name="T206">Folder link<text:line-break/>---</text:span><text:span text:style-name="T207">Update user model</text:span><text:span text:style-name="T196"><text:line-break/></text:span></text:p>
      <text:p text:style-name="Text_20_body"><text:span text:style-name="T189">Erstelle Begrüßungsseite, wo </text:span><text:span text:style-name="T191">Botschft vom Server angezeigt wird</text:span><text:span text:style-name="T192"><text:tab/><text:tab/><text:tab/><text:tab/><text:tab/>v</text:span><text:span text:style-name="T189"><text:line-break/>-</text:span><text:span text:style-name="T190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47">http://localhost:8000/login/</text:span></text:a><text:span text:style-name="T247"><text:line-break/></text:span><text:span text:style-name="T263">--</text:span><text:span text:style-name="T264">Request mit Token? </text:span><text:span text:style-name="T265">Noch nicht im Frontend implemetiert, Adresse: </text:span><text:span text:style-name="T249">token_auth<text:line-break/>-</text:span><text:span text:style-name="T250">Zeige „geheime“ Botschaft vom Server in accounts an, ansonsten „Keine Verbindung möglich“<text:line-break/>-</text:span><text:span text:style-name="T266">/</text:span><text:span text:style-name="T267">accounts sendet request zu </text:span><text:span text:style-name="T251">token_auth<text:line-break/></text:span><text:soft-page-break/><text:span text:style-name="T251">--Unauthorized→Wird</text:span><text:span text:style-name="T252"> Token mitgesendet? </text:span><text:span text:style-name="T253">Fehlt „Token“ vor C4t454…..? →</text:span><text:span text:style-name="T254"> JA!<text:tab/><text:tab/></text:span><text:span text:style-name="T255">v</text:span><text:span text:style-name="T253"><text:line-break/>---</text:span><text:span text:style-name="T254">Token wird irgendwo wieder zurück gesetzt („Token C4…“ → „C4...“) </text:span><text:span text:style-name="T256">WO?<text:line-break/>---→</text:span><text:span text:style-name="T257">Setze Header einfach jedes Mal vorm Absenden <text:line-break/>--</text:span><text:span text:style-name="T268">Kein „This“-Objekt bei </text:span><text:span text:style-name="T255">account/index.vue</text:span><text:span text:style-name="T259"><text:tab/><text:tab/><text:tab/><text:tab/><text:tab/><text:tab/><text:tab/><text:tab/>v</text:span><text:span text:style-name="T255"><text:line-break/>-- →</text:span><text:span text:style-name="T258"> </text:span><text:span text:style-name="T269">Anscheindend kann </text:span><text:span text:style-name="T258">.then</text:span><text:span text:style-name="T269">-Block </text:span><text:span text:style-name="T258">this </text:span><text:span text:style-name="T269">nicht referenzieren, wenn Request mit axios gesendet (wenn mit $http, dann schon)<text:line-break/></text:span><text:span text:style-name="T270">-- -&gt;</text:span> <text:span text:style-name="T247">beforeMount() {</text:span><text:span text:style-name="T259"> </text:span><text:span text:style-name="T247">let setMessage = this.setMessage</text:span><text:span text:style-name="T259">...</text:span></text:p>
      <text:p text:style-name="P26"/>
      <text:p text:style-name="P30">Links im Header werden ausklappbar, wenn Fenster kleiner<text:tab/><text:tab/><text:tab/><text:tab/><text:tab/><text:span text:style-name="T262">v</text:span><text:line-break/>-<text:span text:style-name="T261">Hide drop-down menu when links visible in header</text:span></text:p>
      <text:p text:style-name="P29">Login-Seite nur Verfügbar, wenn man nicht eingeloggt ist<text:tab/><text:tab/><text:tab/><text:tab/><text:tab/><text:tab/><text:span text:style-name="T260">v</text:span><text:line-break/>-<text:span text:style-name="T246">Welche Variable gibt dies an? -&gt;</text:span><text:span text:style-name="T248">isLoggedIn</text:span></text:p>
      <text:p text:style-name="P40"><text:span text:style-name="T88">E</text:span><text:span text:style-name="T31">dit-Funktion ist fehlerhaft (deutsch lässt sich nicht ändern)</text:span><text:span text:style-name="T188"><text:tab/><text:tab/><text:tab/><text:tab/><text:tab/>v</text:span></text:p>
      <text:p text:style-name="P41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85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oft-page-break/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38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2678671240" text:style-name="L1">
        <text:list-item>
          <text:p text:style-name="P56">app.vue:</text:p>
          <text:list>
            <text:list-item>
              <text:p text:style-name="P56">created(): if authenticated then dispatch user request</text:p>
            </text:list-item>
          </text:list>
        </text:list-item>
        <text:list-item>
          <text:p text:style-name="P56">home/index.vue: </text:p>
          <text:list>
            <text:list-item>
              <text:p text:style-name="P57">&lt;template&gt;: If not authenticated, then show introductory message</text:p>
            </text:list-item>
            <text:list-item>
              <text:p text:style-name="P60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58"><text:soft-page-break/>login/index.vue:</text:p>
          <text:list>
            <text:list-item>
              <text:p text:style-name="P59"><text:span text:style-name="T67">login(): </text:span><text:span text:style-name="T31">this.$store.dispatch(AUTH_REQUEST, { username, password }).then(() =&gt; {<text:line-break/></text:span>this.$router.push('/')<text:span text:style-name="T245">....</text:span></text:p>
            </text:list-item>
          </text:list>
        </text:list-item>
        <text:list-item>
          <text:p text:style-name="P59"/>
          <text:list>
            <text:list-item>
              <text:p text:style-name="P58"/>
            </text:list-item>
            <text:list-item>
              <text:p text:style-name="P57">--</text:p>
            </text:list-item>
          </text:list>
        </text:list-item>
      </text:list>
      <text:p text:style-name="P24"/>
      <text:p text:style-name="P24"/>
      <text:p text:style-name="P37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41">input</text:span><text:span text:style-name="T242"> </text:span><text:span text:style-name="T243">type</text:span><text:span text:style-name="T242">=</text:span><text:span text:style-name="T244">"checkbox"</text:span><text:span text:style-name="T242"> </text:span><text:span text:style-name="T243">:value</text:span><text:span text:style-name="T242">="</text:span><text:span text:style-name="T243">vocab</text:span><text:span text:style-name="T242">.</text:span><text:span text:style-name="T243">german</text:span><text:span text:style-name="T242">" </text:span><text:span text:style-name="T243">v-model</text:span><text:span text:style-name="T242">="</text:span><text:span text:style-name="T243">selected</text:span><text:span text:style-name="T242">"<text:line-break/></text:span><text:span text:style-name="T240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</text:span><text:soft-page-break/><text:span text:style-name="T240"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36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35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<text:soft-pag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</text:span><text:soft-page-break/><text:span text:style-name="T10"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8-14T17:49:23.645000000</dc:date>
    <meta:editing-duration>P46DT21H9M11S</meta:editing-duration>
    <meta:editing-cycles>423</meta:editing-cycles>
    <meta:document-statistic meta:table-count="0" meta:image-count="0" meta:object-count="0" meta:page-count="9" meta:paragraph-count="71" meta:word-count="1798" meta:character-count="13564" meta:non-whitespace-character-count="11200"/>
  </office:meta>
</office:document-meta>
</file>